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subtitle">
      <style:graphic-properties draw:fill-color="#ffffff" draw:textarea-vertical-align="top" fo:min-height="9.134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title">
      <style:graphic-properties fo:min-height="2.845cm"/>
    </style:style>
    <style:style style:name="pr9" style:family="presentation" style:parent-style-name="Default-title">
      <style:graphic-properties fo:min-height="4.28cm"/>
    </style:style>
    <style:style style:name="pr10" style:family="presentation" style:parent-style-name="Default-outline1">
      <style:graphic-properties draw:textarea-vertical-align="top" fo:min-height="8.884cm"/>
    </style:style>
    <style:style style:name="pr11" style:family="presentation" style:parent-style-name="Default-title">
      <style:graphic-properties fo:min-height="3.773cm"/>
    </style:style>
    <style:style style:name="pr12" style:family="presentation" style:parent-style-name="Default-title">
      <style:graphic-properties fo:min-height="3.777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style:text-properties fo:font-size="3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text-properties fo:font-size="20pt" style:font-size-asian="24pt" style:font-size-complex="24pt"/>
    </style:style>
    <style:style style:name="P8" style:family="paragraph">
      <style:text-properties fo:font-size="40pt"/>
    </style:style>
    <style:style style:name="P9" style:family="paragraph">
      <loext:graphic-properties draw:fill-color="#ffffff"/>
      <style:text-properties fo:font-size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13" style:family="paragraph">
      <style:text-properties fo:font-size="32pt" style:font-size-asian="36pt" style:font-size-complex="36pt"/>
    </style:style>
    <style:style style:name="P14" style:family="paragraph">
      <style:text-properties fo:font-style="italic" fo:background-color="#dddddd" style:font-style-asian="italic" style:font-style-complex="italic"/>
    </style:style>
    <style:style style:name="P15" style:family="paragraph">
      <style:text-properties fo:font-size="15pt" fo:font-style="normal" fo:background-color="transparent" style:font-size-asian="15pt" style:font-style-asian="normal" style:font-size-complex="15pt" style:font-style-complex="normal"/>
    </style:style>
    <style:style style:name="P16" style:family="paragraph">
      <style:text-properties fo:font-size="26pt"/>
    </style:style>
    <style:style style:name="P17" style:family="paragraph">
      <style:text-properties fo:font-size="26pt" style:font-size-asian="22pt" style:font-size-complex="22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/>
      <style:text-properties fo:font-size="20pt" fo:font-style="italic" fo:background-color="#dddddd" style:font-size-asian="20pt" style:font-style-asian="italic" style:font-size-complex="20pt" style:font-style-complex="italic"/>
    </style:style>
    <style:style style:name="P20" style:family="paragraph">
      <style:paragraph-properties fo:margin-top="0.5cm" fo:margin-bottom="0cm"/>
    </style:style>
    <style:style style:name="P21" style:family="paragraph">
      <style:paragraph-properties fo:margin-top="0.2cm" fo:margin-bottom="0cm"/>
    </style:style>
    <style:style style:name="P22" style:family="paragraph">
      <style:paragraph-properties fo:margin-top="0.2cm" fo:margin-bottom="0cm"/>
      <style:text-properties fo:font-size="11pt" fo:font-style="italic" fo:background-color="#dddddd" style:font-size-asian="15pt" style:font-style-asian="italic" style:font-size-complex="15pt" style:font-style-complex="italic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text-properties fo:font-size="11pt" style:font-size-asian="11pt" style:font-size-complex="11pt"/>
    </style:style>
    <style:style style:name="P27" style:family="paragraph">
      <style:paragraph-properties fo:margin-top="0.2cm" fo:margin-bottom="0cm"/>
      <style:text-properties fo:font-size="40pt" fo:font-style="italic" fo:background-color="#dddddd" style:font-size-asian="40pt" style:font-style-asian="italic" style:font-size-complex="40pt" style:font-style-complex="italic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paragraph-properties fo:margin-top="0cm" fo:margin-bottom="0cm"/>
      <style:text-properties fo:font-weight="normal" style:font-weight-asian="normal" style:font-weight-complex="normal"/>
    </style:style>
    <style:style style:name="P30" style:family="paragraph">
      <style:paragraph-properties fo:margin-top="0cm" fo:margin-bottom="0cm"/>
      <style:text-properties fo:font-size="20pt" fo:font-style="italic" fo:font-weight="normal" fo:background-color="#dddddd" style:font-size-asian="20pt" style:font-style-asian="italic" style:font-weight-asian="normal" style:font-size-complex="20pt" style:font-style-complex="italic" style:font-weight-complex="normal"/>
    </style:style>
    <style:style style:name="P31" style:family="paragraph">
      <style:paragraph-properties fo:margin-top="0.5cm" fo:margin-bottom="0cm"/>
      <style:text-properties fo:font-size="11pt"/>
    </style:style>
    <style:style style:name="P32" style:family="paragraph">
      <style:text-properties fo:font-size="11pt"/>
    </style:style>
    <style:style style:name="P33" style:family="paragraph">
      <style:paragraph-properties fo:margin-top="0.5cm" fo:margin-bottom="0cm"/>
      <style:text-properties fo:font-size="11pt" style:font-size-asian="11pt" style:font-size-complex="11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language="pt" fo:country="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size-asian="36pt" style:font-size-complex="36pt"/>
    </style:style>
    <style:style style:name="T7" style:family="text">
      <style:text-properties style:font-size-asian="24pt" style:font-size-complex="24pt"/>
    </style:style>
    <style:style style:name="T8" style:family="text">
      <style:text-properties fo:font-weight="bold" style:font-size-asian="24pt" style:font-weight-asian="bold" style:font-size-complex="24pt" style:font-weight-complex="bold"/>
    </style:style>
    <style:style style:name="T9" style:family="text">
      <style:text-properties fo:font-weight="normal" style:font-size-asian="24pt" style:font-weight-asian="normal" style:font-size-complex="24pt" style:font-weight-complex="normal"/>
    </style:style>
    <style:style style:name="T10" style:family="text">
      <style:text-properties fo:font-style="italic" style:font-size-asian="24pt" style:font-style-asian="italic" style:font-size-complex="24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background-color="#dddddd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#dddddd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background-color="#dddddd" style:font-size-asian="14pt" style:font-size-complex="14pt"/>
    </style:style>
    <style:style style:name="T17" style:family="text">
      <style:text-properties fo:font-size="14pt" fo:font-weight="bold" fo:background-color="#dddddd" style:font-size-asian="14pt" style:font-weight-asian="bold" style:font-size-complex="14pt" style:font-weight-complex="bold"/>
    </style:style>
    <style:style style:name="T18" style:family="text">
      <style:text-properties fo:font-size="14pt" fo:background-color="transparent" style:font-size-asian="14pt" style:font-size-complex="14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2" style:family="text">
      <style:text-properties fo:font-style="italic" fo:font-weight="bold" fo:background-color="#dddddd" style:font-style-asian="italic" style:font-weight-asian="bold" style:font-style-complex="italic" style:font-weight-complex="bold"/>
    </style:style>
    <style:style style:name="T23" style:family="text">
      <style:text-properties fo:font-size="15pt" fo:font-style="normal" fo:background-color="transparent" style:font-size-asian="15pt" style:font-style-asian="normal" style:font-size-complex="15pt" style:font-style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fo:font-style="italic" fo:font-weight="bold" fo:background-color="#dddddd" style:font-size-asian="15pt" style:font-style-asian="italic" style:font-weight-asian="bold" style:font-size-complex="15pt" style:font-style-complex="italic" style:font-weight-complex="bold"/>
    </style:style>
    <style:style style:name="T26" style:family="text">
      <style:text-properties fo:font-size="15pt" fo:font-style="italic" fo:font-weight="normal" fo:background-color="#dddddd" style:font-size-asian="15pt" style:font-style-asian="italic" style:font-weight-asian="normal" style:font-size-complex="15pt" style:font-style-complex="italic" style:font-weight-complex="normal"/>
    </style:style>
    <style:style style:name="T27" style:family="text">
      <style:text-properties fo:font-size="15pt" fo:font-style="italic" fo:background-color="transparent" style:font-size-asian="15pt" style:font-style-asian="italic" style:font-size-complex="15pt" style:font-style-complex="italic"/>
    </style:style>
    <style:style style:name="T28" style:family="text">
      <style:text-properties style:font-size-asian="22pt" style:font-size-complex="22pt"/>
    </style:style>
    <style:style style:name="T29" style:family="text">
      <style:text-properties fo:font-style="italic" style:font-size-asian="22pt" style:font-style-asian="italic" style:font-size-complex="22pt" style:font-style-complex="italic"/>
    </style:style>
    <style:style style:name="T30" style:family="text">
      <style:text-properties fo:font-style="normal" style:font-size-asian="22pt" style:font-style-asian="normal" style:font-size-complex="22pt" style:font-style-complex="normal"/>
    </style:style>
    <style:style style:name="T31" style:family="text">
      <style:text-properties fo:font-size="20pt" fo:font-style="normal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font-size="20pt" fo:font-style="normal" fo:background-color="#dddddd" style:font-size-asian="20pt" style:font-style-asian="normal" style:font-size-complex="20pt" style:font-style-complex="normal"/>
    </style:style>
    <style:style style:name="T33" style:family="text">
      <style:text-properties fo:font-size="20pt" fo:font-style="italic" fo:background-color="#dddddd" style:font-size-asian="20pt" style:font-style-asian="italic" style:font-size-complex="20pt" style:font-style-complex="italic"/>
    </style:style>
    <style:style style:name="T34" style:family="text">
      <style:text-properties fo:font-size="20pt" fo:font-style="italic" fo:font-weight="bold" fo:background-color="#ddddd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size="20pt" fo:font-style="italic" fo:font-weight="normal" fo:background-color="#dddddd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font-size="24pt" fo:font-style="normal" fo:background-color="transparent" style:font-size-asian="24pt" style:font-style-asian="normal" style:font-size-complex="24pt" style:font-style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4pt" fo:font-style="italic" fo:font-weight="bold" fo:background-color="#ddddd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font-size="26pt" fo:font-style="italic" fo:font-weight="bold" fo:background-color="#dddddd" style:font-size-asian="26pt" style:font-style-asian="italic" style:font-weight-asian="bold" style:font-size-complex="26pt" style:font-style-complex="italic" style:font-weight-complex="bold"/>
    </style:style>
    <style:style style:name="T40" style:family="text">
      <style:text-properties fo:font-size="24pt" fo:font-style="italic" fo:font-weight="normal" fo:background-color="#dddddd" style:font-size-asian="24pt" style:font-style-asian="italic" style:font-weight-asian="normal" style:font-size-complex="24pt" style:font-style-complex="italic" style:font-weight-complex="normal"/>
    </style:style>
    <style:style style:name="T41" style:family="text">
      <style:text-properties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size="11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fo:font-size="11pt" fo:font-style="normal" fo:background-color="#dddddd" style:font-size-asian="15pt" style:font-style-asian="normal" style:font-size-complex="15pt" style:font-style-complex="normal"/>
    </style:style>
    <style:style style:name="T46" style:family="text">
      <style:text-properties fo:font-size="11pt" fo:font-style="italic" fo:background-color="#dddddd" style:font-size-asian="15pt" style:font-style-asian="italic" style:font-size-complex="15pt" style:font-style-complex="italic"/>
    </style:style>
    <style:style style:name="T47" style:family="text">
      <style:text-properties fo:font-size="11pt" fo:font-style="italic" fo:font-weight="bold" fo:background-color="#dddddd" style:font-size-asian="15pt" style:font-style-asian="italic" style:font-weight-asian="bold" style:font-size-complex="15pt" style:font-style-complex="italic" style:font-weight-complex="bold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size="28pt" fo:font-style="italic" style:font-size-asian="28pt" style:font-style-asian="italic" style:font-size-complex="28pt" style:font-style-complex="italic"/>
    </style:style>
    <style:style style:name="T50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1" style:family="text">
      <style:text-properties fo:font-size="15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font-size="24pt" fo:font-style="italic" style:font-size-asian="24pt" style:font-style-asian="italic" style:font-size-complex="24pt" style:font-style-complex="italic"/>
    </style:style>
    <style:style style:name="T5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5" style:family="text">
      <style:text-properties fo:font-size="24pt" fo:font-style="normal" style:font-size-asian="24pt" style:font-style-asian="normal" style:font-size-complex="24pt" style:font-style-complex="normal"/>
    </style:style>
    <style:style style:name="T56" style:family="text">
      <style:text-properties fo:font-size="11pt" style:font-size-asian="11pt" style:font-size-complex="11pt"/>
    </style:style>
    <style:style style:name="T57" style:family="text">
      <style:text-properties fo:font-size="11pt" fo:font-weight="bold" style:font-size-asian="11pt" style:font-weight-asian="bold" style:font-size-complex="11pt" style:font-weight-complex="bold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fo:background-color="transparent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fo:background-color="transparent" style:font-name-asian="Microsoft YaHei" style:font-size-asian="11pt" style:font-style-asian="italic" style:font-weight-asian="normal" style:font-name-complex="Mangal" style:font-size-complex="11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3" style:family="text">
      <style:text-properties fo:font-size="40pt" fo:font-style="normal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64" style:family="text">
      <style:text-properties fo:font-size="40pt" fo:font-style="italic" fo:background-color="#dddddd" style:font-size-asian="40pt" style:font-style-asian="italic" style:font-size-complex="40pt" style:font-style-complex="italic"/>
    </style:style>
    <style:style style:name="T65" style:family="text">
      <style:text-properties fo:font-size="40pt" fo:font-style="italic" fo:font-weight="bold" fo:background-color="#dddddd" style:font-size-asian="40pt" style:font-style-asian="italic" style:font-weight-asian="bold" style:font-size-complex="40pt" style:font-style-complex="italic" style:font-weight-complex="bold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#dddddd" style:font-name-asian="Microsoft YaHei" style:font-size-asian="40pt" style:font-style-asian="italic" style:font-weight-asian="normal" style:font-name-complex="Mang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bold" style:letter-kerning="true" fo:background-color="#dddddd" style:font-name-asian="Microsoft YaHei" style:font-size-asian="40pt" style:font-style-asian="italic" style:font-weight-asian="bold" style:font-name-complex="Mangal" style:font-size-complex="40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fo:font-size="20pt" fo:font-style="normal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#dddddd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style:font-size-asian="11pt" style:font-size-complex="11pt"/>
    </style:style>
    <style:style style:name="T71" style:family="text">
      <style:text-properties fo:font-style="italic" style:font-size-asian="11pt" style:font-style-asian="italic" style:font-size-complex="11pt" style:font-style-complex="italic"/>
    </style:style>
    <style:style style:name="T72" style:family="text">
      <style:text-properties fo:font-weight="bold" style:font-size-asian="11pt" style:font-weight-asian="bold" style:font-size-complex="11pt" style:font-weight-complex="bold"/>
    </style:style>
    <style:style style:name="T73" style:family="text">
      <style:text-properties fo:font-style="italic" fo:background-color="#dddddd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526cm" presentation:class="subtitle" presentation:user-transformed="true">
          <draw:text-box>
            <text:p><text:span text:style-name="T1">js.web.components</text:span></text:p>
            <text:p><text:span text:style-name="T2">João Pedro Martins Nev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524cm" svg:y="1.018cm" presentation:class="subtitle" presentation:user-transformed="true">
          <draw:text-box>
            <text:p text:style-name="P2">Introdução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Conceito</text:p>
          </draw:text-box>
        </draw:frame>
        <draw:frame presentation:style-name="pr4" draw:text-style-name="P5" draw:layer="layout" svg:width="25.199cm" svg:height="9.134cm" svg:x="1.4cm" svg:y="3.82cm" presentation:class="outline" presentation:user-transformed="true">
          <draw:text-box>
            <text:list text:style-name="L2">
              <text:list-header>
                <text:p><text:span text:style-name="T2">É um </text:span><text:span text:style-name="T3">framework</text:span><text:span text:style-name="T2"> </text:span><text:span text:style-name="T4">escrito</text:span><text:span text:style-name="T2"> em </text:span><text:span text:style-name="T3">vanilla</text:span><text:span text:style-name="T2"> (puro) </text:span><text:span text:style-name="T5">JavaScript</text:span><text:span text:style-name="T2">, que pretende simplificar e criar uma estrutura standard de diversas operações dinâmicas com o </text:span><text:span text:style-name="T5">DOM</text:span><text:span text:style-name="T2"> no desenvolvimento de uma aplicação web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Módulos <text:span text:style-name="T6">Principai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tartup</text:span></text:p>
              </text:list-item>
              <text:list-item>
                <text:p><text:span text:style-name="T2">TemplateCompiler</text:span></text:p>
              </text:list-item>
              <text:list-item>
                <text:p><text:span text:style-name="T2">Compon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Startup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7">Onde a aplicação inicia. O ponto de entrada.</text:span></text:p>
              </text:list-item>
              <text:list-item>
                <text:p text:style-name="P6"><text:span text:style-name="T7">Onde os componentes são registados para futura compilaçã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Component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7">A aplicação é dividida em componentes/partes lógica individuais.</text:span></text:p>
              </text:list-item>
              <text:list-item>
                <text:p text:style-name="P6"><text:span text:style-name="T7">Contém informação sobre o próprio componente e o seu funcionamento.</text:span></text:p>
              </text:list-item>
              <text:list-item>
                <text:p text:style-name="P6"><text:span text:style-name="T7">Através de uma </text:span><text:span text:style-name="T8">Proxy</text:span><text:span text:style-name="T9">, está atento a eventos de atualização de propriedades e, se necessário, lança eventos internos.</text:span></text:p>
              </text:list-item>
              <text:list-item>
                <text:p text:style-name="P6"><text:span text:style-name="T9">É, tembém, uma classe com o padrão </text:span><text:span text:style-name="T8">Observer</text:span><text:span text:style-name="T9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TemplateCompiler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7">A classe que está incumbida de compilar as </text:span><text:span text:style-name="T10">templates</text:span><text:span text:style-name="T7"> e gerar o HTML necessário para o funcionamento aplicação.</text:span></text:p>
              </text:list-item>
              <text:list-item>
                <text:p text:style-name="P6"><text:span text:style-name="T7">Caso necessário, guarda informação no objeto global Startup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2.19cm" svg:x="1.27cm" svg:y="1.016cm" presentation:class="subtitle" presentation:user-transformed="true">
          <draw:text-box>
            <text:p text:style-name="P8">Utilização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 text:style-name="P4">Criação de um Componente</text:p>
          </draw:text-box>
        </draw:frame>
        <draw:frame presentation:style-name="pr4" draw:layer="layout" svg:width="25.199cm" svg:height="9.134cm" svg:x="1.471cm" svg:y="4.582cm" presentation:class="outline" presentation:user-transformed="true">
          <draw:text-box>
            <text:list text:style-name="L2">
              <text:list-header>
                <text:p><text:span text:style-name="T11">Exemplo:</text:span></text:p>
              </text:list-header>
            </text:list>
            <text:p><text:span text:style-name="T12">class TestComponent extends Component {</text:span></text:p>
            <text:p><text:span text:style-name="T12"><text:s text:c="2"/></text:span><text:span text:style-name="T12">Constructor() {</text:span></text:p>
            <text:p><text:span text:style-name="T12"/></text:p>
            <text:p><text:span text:style-name="T12"><text:s text:c="4"/></text:span><text:span text:style-name="T12">Super(</text:span></text:p>
            <text:p><text:span text:style-name="T12"><text:s text:c="6"/></text:span><text:span text:style-name="T12">'app-test', // Nome do Component.</text:span></text:p>
            <text:p><text:span text:style-name="T13"><text:s text:c="6"/>‘</text:span><text:span text:style-name="T13">&lt;p&gt; Hello World! &lt;/p&gt;’, </text:span><text:span text:style-name="T12">// A template.</text:span></text:p>
            <text:p><text:span text:style-name="T12"><text:s text:c="6"/></text:span><text:span text:style-name="T12">[''] // CSS.</text:span></text:p>
            <text:p><text:span text:style-name="T12"><text:s text:c="4"/></text:span><text:span text:style-name="T12">);</text:span></text:p>
            <text:p><text:span text:style-name="T12"/></text:p>
            <text:p><text:span text:style-name="T12"><text:s text:c="4"/></text:span><text:span text:style-name="T12">this.title = 'My Website'; // Uma propriedade.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4">Injeção de um componente na View</text:p>
          </draw:text-box>
        </draw:frame>
        <draw:frame presentation:style-name="pr6" draw:text-style-name="P12" draw:layer="layout" svg:width="25.199cm" svg:height="9.134cm" svg:x="1.275cm" svg:y="4.623cm" presentation:class="subtitle" presentation:user-transformed="true">
          <draw:text-box>
            <text:p text:style-name="P11"><text:span text:style-name="T14">Exemplo:</text:span></text:p>
            <text:p text:style-name="P11"><text:span text:style-name="T15"/></text:p>
            <text:p text:style-name="P11"><text:span text:style-name="T16">&lt;body&gt;</text:span></text:p>
            <text:p text:style-name="P11"><text:span text:style-name="T16"/></text:p>
            <text:p text:style-name="P11"><text:span text:style-name="T17"><text:s text:c="4"/></text:span><text:span text:style-name="T17">&lt;app-header&amp;&gt;</text:span></text:p>
            <text:p text:style-name="P11"><text:span text:style-name="T17"><text:s text:c="4"/></text:span><text:span text:style-name="T17">&lt;/app-header&amp;&gt;</text:span></text:p>
            <text:p text:style-name="P11"><text:span text:style-name="T17"/></text:p>
            <text:p text:style-name="P11"><text:span text:style-name="T17"><text:s text:c="4"/></text:span><text:span text:style-name="T17">&lt;app-nameList&amp;&gt;</text:span></text:p>
            <text:p text:style-name="P11"><text:span text:style-name="T17"><text:s text:c="4"/></text:span><text:span text:style-name="T17">&lt;/app-nameList&amp;&gt;</text:span></text:p>
            <text:p text:style-name="P11"><text:span text:style-name="T17"/></text:p>
            <text:p text:style-name="P11"><text:span text:style-name="T16">&lt;/body&gt;</text:span></text:p>
            <text:p text:style-name="P11"><text:span text:style-name="T16"/></text:p>
            <text:p text:style-name="P11"><text:span text:style-name="T18">(Fazer referencia aos componentes na página HTML desejada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 presentation:user-transformed="true">
          <draw:text-box>
            <text:p text:style-name="P4">Inicialização (Startup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1">Exemplo:</text:span></text:p>
                <text:p><text:span text:style-name="T12">new Startup()</text:span></text:p>
                <text:p><text:span text:style-name="T12"><text:s text:c="2"/></text:span><text:span text:style-name="T12">.addComponent( new HeaderComponent() )</text:span></text:p>
                <text:p><text:span text:style-name="T12"><text:s text:c="2"/></text:span><text:span text:style-name="T12">.addComponent( new NameListComponent() )</text:span></text:p>
                <text:p><text:span text:style-name="T12"><text:s text:c="2"/></text:span><text:span text:style-name="T12">.build();</text:span></text:p>
                <text:p/>
              </text:list-header>
              <text:list-item>
                <text:p>Deve ser o último <text:span text:style-name="T19">script</text:span> a ser executado.</text:p>
              </text:list-item>
              <text:list-item>
                <text:p>A instância é guardada como objeto global em <text:span text:style-name="T11">Window,</text:span><text:span text:style-name="T20"> disponível, por tanto, acedendo a “startup”</text:span>.</text:p>
              </text:list-item>
              <text:list-item>
                <text:p>Guarda os componentes criados e a ser injetados no <text:span text:style-name="T11">DOM</text:span>.</text:p>
              </text:list-item>
              <text:list-item>
                <text:p>Os componentes são guardados num dicionario, em que a Key é o seu nom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2.19cm" svg:x="1.4cm" svg:y="0.628cm" presentation:class="subtitle" presentation:user-transformed="true">
          <draw:text-box>
            <text:p text:style-name="P8">Funcionamento por Funcionalidade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5.199cm" svg:height="2.845cm" svg:x="1.4cm" svg:y="0.52cm" presentation:class="title" presentation:user-transformed="true">
          <draw:text-box>
            <text:p text:style-name="P4"><text:span text:style-name="T6">Renderização de um valor</text:span><text:span text:style-name="T6"><text:line-break/></text:span><text:span text:style-name="T6">presente num Componente</text:span></text:p>
          </draw:text-box>
        </draw:frame>
        <draw:frame presentation:style-name="pr4" draw:text-style-name="P14" draw:layer="layout" svg:width="9.014cm" svg:height="9.134cm" svg:x="1.778cm" svg:y="4.572cm" presentation:class="outline" presentation:user-transformed="true">
          <draw:text-box>
            <text:p><text:span text:style-name="T21">Exemplo:</text:span></text:p>
            <text:p><text:span text:style-name="T12">const testTemplate = `</text:span></text:p>
            <text:p><text:span text:style-name="T12">&lt;div class="container"&gt;</text:span></text:p>
            <text:p><text:span text:style-name="T12"><text:s text:c="4"/></text:span><text:span text:style-name="T12">&lt;h1&gt; </text:span><text:span text:style-name="T22">&lt;_&gt; title &lt;/_&gt;</text:span><text:span text:style-name="T12"> &lt;/h1&gt;</text:span></text:p>
            <text:p><text:span text:style-name="T12">&lt;/div&gt;</text:span></text:p>
            <text:p><text:span text:style-name="T12">`;</text:span></text:p>
            <text:p><text:span text:style-name="T12"/></text:p>
            <text:p><text:span text:style-name="T12">class TestComponent extends Component {</text:span></text:p>
            <text:p><text:span text:style-name="T12"><text:s text:c="2"/></text:span><text:span text:style-name="T12">constructor() {</text:span></text:p>
            <text:p><text:span text:style-name="T12"><text:s text:c="4"/></text:span><text:span text:style-name="T12">super( 'app-test', testTemplate, [''] );</text:span></text:p>
            <text:p><text:span text:style-name="T12"><text:s text:c="6"/></text:span><text:span text:style-name="T12">this.title = 'My Website'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frame presentation:style-name="pr4" draw:text-style-name="P15" draw:layer="layout" svg:width="13.84cm" svg:height="5.842cm" svg:x="12.446cm" svg:y="6.096cm" presentation:class="outline" presentation:user-transformed="true">
          <draw:text-box>
            <text:p><text:span text:style-name="T23">A sintaxe para ir buscar um valor ao componente é:</text:span></text:p>
            <text:p><text:span text:style-name="T24">“</text:span><text:span text:style-name="T25">&lt;_&gt; </text:span><text:span text:style-name="T26">(nome-da-propriedade)</text:span><text:span text:style-name="T25"> &lt;/_&gt;</text:span><text:span text:style-name="T23">”</text:span></text:p>
            <text:p><text:span text:style-name="T23"/></text:p>
            <text:list text:style-name="L2">
              <text:list-item>
                <text:p><text:span text:style-name="T23">A classe TemplateCompiler, ao encontrar estes </text:span><text:span text:style-name="T27">tokens</text:span><text:span text:style-name="T23">, vai buscar o valor da propriedade ao componente e injeta o mesmo diretamente no HTML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17" draw:layer="layout" svg:width="25.199cm" svg:height="4.28cm" svg:x="1.27cm" svg:y="0.254cm" presentation:class="title" presentation:user-transformed="true">
          <draw:text-box>
            <text:p text:style-name="P16"><text:span text:style-name="T28">Renderização de um valor </text:span><text:span text:style-name="T28"><text:line-break/></text:span><text:span text:style-name="T28">presente num Componente,</text:span><text:span text:style-name="T28"><text:line-break/></text:span><text:span text:style-name="T28">com </text:span><text:span text:style-name="T29">data binding</text:span><text:span text:style-name="T29"><text:line-break/></text:span><text:span text:style-name="T30">(atualização dinâmica da View)</text:span></text:p>
          </draw:text-box>
        </draw:frame>
        <draw:frame presentation:style-name="pr4" draw:text-style-name="P19" draw:layer="layout" svg:width="7.62cm" svg:height="10.658cm" svg:x="0.508cm" svg:y="4.836cm" presentation:class="outline" presentation:user-transformed="true">
          <draw:text-box>
            <text:p text:style-name="P18"><text:span text:style-name="T31">Exemplo:</text:span></text:p>
            <text:p text:style-name="P18"><text:span text:style-name="T32"/></text:p>
            <text:p text:style-name="P18"><text:span text:style-name="T33">const testTemplate = `</text:span></text:p>
            <text:p text:style-name="P18"><text:span text:style-name="T33">&lt;div class="container"&gt;</text:span></text:p>
            <text:p text:style-name="P18"><text:span text:style-name="T33"><text:s text:c="4"/></text:span><text:span text:style-name="T33">&lt;p&gt; </text:span><text:span text:style-name="T34">&lt;_&gt; state.myName &lt;/_&gt;</text:span><text:span text:style-name="T33"> &lt;/p&gt;</text:span></text:p>
            <text:p text:style-name="P18"><text:span text:style-name="T33">&lt;/div&gt;</text:span></text:p>
            <text:p text:style-name="P18"><text:span text:style-name="T33">`;</text:span></text:p>
            <text:p text:style-name="P18"><text:span text:style-name="T33"/></text:p>
            <text:p text:style-name="P18"><text:span text:style-name="T33">class TestComponent extends Component {</text:span></text:p>
            <text:p text:style-name="P18"><text:span text:style-name="T33"/></text:p>
            <text:p text:style-name="P18"><text:span text:style-name="T33"><text:s text:c="2"/></text:span><text:span text:style-name="T33">constructor() {</text:span></text:p>
            <text:p text:style-name="P18"><text:span text:style-name="T33"><text:s text:c="4"/></text:span><text:span text:style-name="T33">super( 'app-test', testTemplate, [''] );</text:span></text:p>
            <text:p text:style-name="P18"><text:span text:style-name="T33"/></text:p>
            <text:p text:style-name="P18"><text:span text:style-name="T33"><text:s text:c="4"/></text:span><text:span text:style-name="T34">this.state = this.createState( {</text:span></text:p>
            <text:p text:style-name="P18"><text:span text:style-name="T34"><text:s text:c="6"/></text:span><text:span text:style-name="T35">myName: 'João Neves'</text:span></text:p>
            <text:p text:style-name="P18"><text:span text:style-name="T34"><text:s text:c="4"/></text:span><text:span text:style-name="T34">} );</text:span></text:p>
            <text:p text:style-name="P18"><text:span text:style-name="T33"><text:s text:c="2"/></text:span><text:span text:style-name="T33">}</text:span></text:p>
            <text:p text:style-name="P18"><text:span text:style-name="T33"/></text:p>
            <text:p text:style-name="P18"><text:span text:style-name="T33">}</text:span></text:p>
          </draw:text-box>
        </draw:frame>
        <draw:frame presentation:style-name="pr4" draw:text-style-name="P5" draw:layer="layout" svg:width="10.792cm" svg:height="9.134cm" svg:x="16.51cm" svg:y="5.334cm" presentation:class="outline" presentation:user-transformed="true">
          <draw:text-box>
            <text:list text:style-name="L2">
              <text:list-item>
                <text:p text:style-name="P20"><text:span text:style-name="T36">A sintaxe é:</text:span></text:p>
                <text:p><text:span text:style-name="T37">“</text:span><text:span text:style-name="T38">&lt;_&gt; </text:span><text:span text:style-name="T39">state.</text:span><text:span text:style-name="T38">(</text:span><text:span text:style-name="T40">nome-da-propriedade)</text:span><text:span text:style-name="T38"> &lt;/_&gt;</text:span><text:span text:style-name="T36">”</text:span></text:p>
              </text:list-item>
              <text:list-item>
                <text:p><text:span text:style-name="T2">Quando a classe TemplateCompiler encontra o nome “state” dentro de token de propriedade, injeta o respetivo valor dentro de um tag </text:span><text:span text:style-name="T5">span</text:span><text:span text:style-name="T41"> com o nome do componente e propriedade em propriedades do mesmo. Estes são podem ser encontrados no </text:span><text:span text:style-name="T5">DOM</text:span><text:span text:style-name="T41">, na propriedade </text:span><text:span text:style-name="T42">dataset </text:span><text:span text:style-name="T43">do Node</text:span><text:span text:style-name="T41">.</text:span></text:p>
              </text:list-item>
              <text:list-item>
                <text:p><text:span text:style-name="T2">Assim que haja alguma alteração ao valor da propriedade no componente, este, através de uma Proxy é apanhado.</text:span></text:p>
              </text:list-item>
              <text:list-item>
                <text:p><text:span text:style-name="T2">De seguida, é encontrado o elemento correto no DOM através do nome do componente e respetiva propriedade.</text:span></text:p>
              </text:list-item>
              <text:list-item>
                <text:p><text:span text:style-name="T2">O </text:span><text:span text:style-name="T5">span</text:span><text:span text:style-name="T2"> é atualizado com o novo valor.</text:span></text:p>
              </text:list-item>
            </text:list>
          </draw:text-box>
        </draw:frame>
        <draw:frame presentation:style-name="pr10" draw:text-style-name="P22" draw:layer="layout" svg:width="6.096cm" svg:height="7.874cm" svg:x="9.398cm" svg:y="5.598cm" presentation:class="outline" presentation:user-transformed="true">
          <draw:text-box>
            <text:p text:style-name="P21"><text:span text:style-name="T44">Exemplo do HTML compilado:</text:span></text:p>
            <text:p text:style-name="P21"><text:span text:style-name="T45"/></text:p>
            <text:p text:style-name="P21"><text:span text:style-name="T46">&lt;div class="container"&gt;</text:span></text:p>
            <text:p text:style-name="P21"><text:span text:style-name="T46"><text:s text:c="2"/></text:span><text:span text:style-name="T46">&lt;p&gt; </text:span></text:p>
            <text:p text:style-name="P21"><text:span text:style-name="T46"><text:s text:c="4"/></text:span><text:span text:style-name="T46">&lt;span</text:span></text:p>
            <text:p text:style-name="P21"><text:span text:style-name="T46"><text:s text:c="6"/></text:span><text:span text:style-name="T47">data-component=”app-test”</text:span></text:p>
            <text:p text:style-name="P21"><text:span text:style-name="T47"><text:s text:c="6"/></text:span><text:span text:style-name="T47">data-binding=”myName”</text:span></text:p>
            <text:p text:style-name="P21"><text:span text:style-name="T47"><text:s text:c="4"/></text:span><text:span text:style-name="T46">&gt;</text:span></text:p>
            <text:p text:style-name="P21"><text:span text:style-name="T46"><text:s text:c="6"/></text:span><text:span text:style-name="T46">João Neves </text:span></text:p>
            <text:p text:style-name="P21"><text:span text:style-name="T46"><text:s text:c="4"/></text:span><text:span text:style-name="T46">&lt;/span&gt;</text:span></text:p>
            <text:p text:style-name="P21"><text:span text:style-name="T46"><text:s text:c="2"/></text:span><text:span text:style-name="T46">&lt;/p&gt;</text:span></text:p>
            <text:p text:style-name="P21"><text:span text:style-name="T46">&lt;/div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23" draw:layer="layout" svg:width="25.199cm" svg:height="3.773cm" svg:x="1.4cm" svg:y="0.291cm" presentation:class="title" presentation:user-transformed="true">
          <draw:text-box>
            <text:p><text:span text:style-name="T48">Renderização de valores</text:span><text:span text:style-name="T48"><text:line-break/></text:span><text:span text:style-name="T48">dentro de um </text:span><text:span text:style-name="T49">array</text:span><text:span text:style-name="T48">,</text:span><text:span text:style-name="T48"><text:line-break/></text:span><text:span text:style-name="T48">através de uma </text:span><text:span text:style-name="T49">tag</text:span><text:span text:style-name="T48"> </text:span><text:span text:style-name="T50">for</text:span><text:span text:style-name="T49"> loop</text:span></text:p>
          </draw:text-box>
        </draw:frame>
        <draw:frame presentation:style-name="pr4" draw:text-style-name="P19" draw:layer="layout" svg:width="8.145cm" svg:height="10.658cm" svg:x="1.016cm" svg:y="4.582cm" presentation:class="outline" presentation:user-transformed="true">
          <draw:text-box>
            <text:p text:style-name="P18"><text:span text:style-name="T31">Exemplo:</text:span></text:p>
            <text:p text:style-name="P18"><text:span text:style-name="T33">const nameListTemplate = `</text:span></text:p>
            <text:p text:style-name="P18"><text:span text:style-name="T33">&lt;div class="container"&gt;</text:span></text:p>
            <text:p text:style-name="P18"><text:span text:style-name="T33"><text:s text:c="4"/></text:span><text:span text:style-name="T33">&lt;ul&gt;</text:span></text:p>
            <text:p text:style-name="P18"><text:span text:style-name="T33"><text:s text:c="8"/></text:span><text:span text:style-name="T34">&lt;_for let="person of names"&gt;</text:span></text:p>
            <text:p text:style-name="P18"><text:span text:style-name="T34"><text:s text:c="12"/></text:span><text:span text:style-name="T35">&lt;li&gt; </text:span><text:span text:style-name="T34">&lt;_&gt; person &lt;/_&gt;</text:span><text:span text:style-name="T35"> &lt;/li&gt;</text:span></text:p>
            <text:p text:style-name="P18"><text:span text:style-name="T34"><text:s text:c="8"/></text:span><text:span text:style-name="T34">&lt;/_for&gt;</text:span></text:p>
            <text:p text:style-name="P18"><text:span text:style-name="T33"><text:s text:c="4"/></text:span><text:span text:style-name="T33">&lt;/ul&gt;</text:span></text:p>
            <text:p text:style-name="P18"><text:span text:style-name="T33">&lt;/div&gt;</text:span></text:p>
            <text:p text:style-name="P18"><text:span text:style-name="T33">`;</text:span></text:p>
            <text:p text:style-name="P18"><text:span text:style-name="T33"/></text:p>
            <text:p text:style-name="P18"><text:span text:style-name="T33">class NameListComponent extends Component {</text:span></text:p>
            <text:p text:style-name="P18"><text:span text:style-name="T33"/></text:p>
            <text:p text:style-name="P18"><text:span text:style-name="T33"><text:s text:c="2"/></text:span><text:span text:style-name="T33">constructor() {</text:span></text:p>
            <text:p text:style-name="P18"><text:span text:style-name="T33"><text:s text:c="4"/></text:span><text:span text:style-name="T33">super( 'app-nameList', nameListTemplate, [''] );</text:span></text:p>
            <text:p text:style-name="P18"><text:span text:style-name="T33"/></text:p>
            <text:p text:style-name="P18"><text:span text:style-name="T34"><text:s text:c="4"/></text:span><text:span text:style-name="T34">this.names = ['John Doe', 'Oliver Hoe', 'Fiona Silva'];</text:span></text:p>
            <text:p text:style-name="P18"><text:span text:style-name="T33"/></text:p>
            <text:p text:style-name="P18"><text:span text:style-name="T33"><text:s text:c="2"/></text:span><text:span text:style-name="T33">}</text:span></text:p>
            <text:p text:style-name="P18"><text:span text:style-name="T33"/></text:p>
            <text:p text:style-name="P18"><text:span text:style-name="T33">}</text:span></text:p>
          </draw:text-box>
        </draw:frame>
        <draw:frame presentation:style-name="pr4" draw:text-style-name="P24" draw:layer="layout" svg:width="14.478cm" svg:height="5.842cm" svg:x="11.684cm" svg:y="7.112cm" presentation:class="outline" presentation:user-transformed="true">
          <draw:text-box>
            <text:list text:style-name="L2">
              <text:list-item>
                <text:p text:style-name="P20"><text:span text:style-name="T23">Ao encontrar o </text:span><text:span text:style-name="T27">token</text:span><text:span text:style-name="T23"> </text:span><text:span text:style-name="T51">“_for”</text:span><text:span text:style-name="T23">, <text:s/>a classe </text:span><text:span text:style-name="T51">TemplateCompiler</text:span><text:span text:style-name="T23"> retira o bloco de </text:span><text:span text:style-name="T51">HTML</text:span><text:span text:style-name="T23"> a ser repetido de dentro do </text:span><text:span text:style-name="T27">tag</text:span><text:span text:style-name="T23">, e vai buscar os valores do </text:span><text:span text:style-name="T27">array</text:span><text:span text:style-name="T23"> ao componente a que a </text:span><text:span text:style-name="T27">template</text:span><text:span text:style-name="T23"> pertence.</text:span></text:p>
              </text:list-item>
              <text:list-item>
                <text:p text:style-name="P20"><text:span text:style-name="T23">Por cada valor, esta repete o bloco de código, podendo ainda injetar valores presentes no componente na View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25" draw:layer="layout" svg:width="25.199cm" svg:height="3.777cm" svg:x="1.27cm" svg:y="0.314cm" presentation:class="title" presentation:user-transformed="true">
          <draw:text-box>
            <text:p><text:span text:style-name="T52">Renderização de valores</text:span><text:span text:style-name="T52"><text:line-break/></text:span><text:span text:style-name="T52">dentro de um </text:span><text:span text:style-name="T53">array</text:span><text:span text:style-name="T52">,</text:span><text:span text:style-name="T52"><text:line-break/></text:span><text:span text:style-name="T52">através de uma </text:span><text:span text:style-name="T53">tag</text:span><text:span text:style-name="T52"> </text:span><text:span text:style-name="T54">for</text:span><text:span text:style-name="T53"> loop,</text:span><text:span text:style-name="T53"><text:line-break/></text:span><text:span text:style-name="T55">com </text:span><text:span text:style-name="T53">data binding</text:span></text:p>
          </draw:text-box>
        </draw:frame>
        <draw:frame presentation:style-name="pr4" draw:text-style-name="P19" draw:layer="layout" svg:width="7.62cm" svg:height="10.658cm" svg:x="0.254cm" svg:y="4.572cm" presentation:class="outline" presentation:user-transformed="true">
          <draw:text-box>
            <text:p text:style-name="P18"><text:span text:style-name="T31">Exemplo:</text:span></text:p>
            <text:p text:style-name="P18"><text:span text:style-name="T31"/></text:p>
            <text:p text:style-name="P18"><text:span text:style-name="T33">const todoListTemplate = `</text:span></text:p>
            <text:p text:style-name="P18"><text:span text:style-name="T33">&lt;div class="container"&gt;</text:span></text:p>
            <text:p text:style-name="P18"><text:span text:style-name="T33"><text:s text:c="4"/></text:span><text:span text:style-name="T33">&lt;ul&gt;</text:span></text:p>
            <text:p text:style-name="P18"><text:span text:style-name="T33"><text:s text:c="8"/></text:span><text:span text:style-name="T34">&lt;_for let="todoItem of state.todoItems"&gt;</text:span></text:p>
            <text:p text:style-name="P18"><text:span text:style-name="T33"><text:s text:c="12"/></text:span><text:span text:style-name="T33">&lt;li&gt; &lt;_&gt; todoItem &lt;/_&gt; &lt;/li&gt;</text:span></text:p>
            <text:p text:style-name="P18"><text:span text:style-name="T33"><text:s text:c="8"/></text:span><text:span text:style-name="T34">&lt;/_for&gt;</text:span></text:p>
            <text:p text:style-name="P18"><text:span text:style-name="T33"><text:s text:c="4"/></text:span><text:span text:style-name="T33">&lt;/ul&gt;</text:span></text:p>
            <text:p text:style-name="P18"><text:span text:style-name="T33">&lt;/div&gt;</text:span></text:p>
            <text:p text:style-name="P18"><text:span text:style-name="T33">`;</text:span></text:p>
            <text:p text:style-name="P18"><text:span text:style-name="T33"/></text:p>
            <text:p text:style-name="P18"><text:span text:style-name="T33">class TodoListComponent extends Component {</text:span></text:p>
            <text:p text:style-name="P18"><text:span text:style-name="T33"/></text:p>
            <text:p text:style-name="P18"><text:span text:style-name="T33"><text:s text:c="2"/></text:span><text:span text:style-name="T33">constructor() {</text:span></text:p>
            <text:p text:style-name="P18"><text:span text:style-name="T33"><text:s text:c="4"/></text:span><text:span text:style-name="T33">super( 'app-todoList', todoListTemplate, [''] );</text:span></text:p>
            <text:p text:style-name="P18"><text:span text:style-name="T33"/></text:p>
            <text:p text:style-name="P18"><text:span text:style-name="T33"><text:s text:c="4"/></text:span><text:span text:style-name="T34">this.state = {</text:span></text:p>
            <text:p text:style-name="P18"><text:span text:style-name="T33"><text:s text:c="6"/></text:span><text:span text:style-name="T33">todoItems: </text:span><text:span text:style-name="T34">this.createState(</text:span><text:span text:style-name="T33"> ['Study', 'Learn design patterns', 'Learn data structures']</text:span><text:span text:style-name="T34">,</text:span><text:span text:style-name="T33"> </text:span><text:span text:style-name="T34">'todoItems' )</text:span></text:p>
            <text:p text:style-name="P18"><text:span text:style-name="T33"><text:s text:c="4"/></text:span><text:span text:style-name="T34">};</text:span></text:p>
            <text:p text:style-name="P18"><text:span text:style-name="T33"/></text:p>
            <text:p text:style-name="P18"><text:span text:style-name="T33"><text:s text:c="2"/></text:span><text:span text:style-name="T33">}</text:span></text:p>
            <text:p text:style-name="P18"><text:span text:style-name="T33"/></text:p>
            <text:p text:style-name="P18"><text:span text:style-name="T33">}</text:span></text:p>
          </draw:text-box>
        </draw:frame>
        <draw:frame presentation:style-name="pr4" draw:text-style-name="P26" draw:layer="layout" svg:width="10.792cm" svg:height="9.134cm" svg:x="16.493cm" svg:y="5.334cm" presentation:class="outline" presentation:user-transformed="true">
          <draw:text-box>
            <text:list text:style-name="L2">
              <text:list-item>
                <text:p text:style-name="P20"><text:span text:style-name="T56">Comporta-se da mesma forma que o anterior, porém, depois do </text:span><text:span text:style-name="T57">TemplateCompiler</text:span><text:span text:style-name="T56"> compilar a primeira versão do </text:span><text:span text:style-name="T57">HTML</text:span><text:span text:style-name="T56">:</text:span></text:p>
                <text:list>
                  <text:list-item>
                    <text:p><text:span text:style-name="T56">Cria um </text:span><text:span text:style-name="T57">span</text:span><text:span text:style-name="T56"> que alberga o bloco compilado dentro do </text:span><text:span text:style-name="T57">FOR</text:span><text:span text:style-name="T56"> de forma a marcar a posição do elemento no </text:span><text:span text:style-name="T57">DOM</text:span><text:span text:style-name="T56">.</text:span></text:p>
                  </text:list-item>
                  <text:list-item>
                    <text:p><text:span text:style-name="T56">Cria também uma </text:span><text:span text:style-name="T58">tag</text:span><text:span text:style-name="T56"> </text:span><text:span text:style-name="T57">template</text:span><text:span text:style-name="T56"> com o bloco não compilado dentro da mesma, para no final da compilação de todos os componetes ser injetado no </text:span><text:span text:style-name="T57">DOM</text:span><text:span text:style-name="T56">.</text:span></text:p>
                  </text:list-item>
                </text:list>
              </text:list-item>
              <text:list-item>
                <text:p><text:span text:style-name="T59">De seguida, a classe </text:span><text:span text:style-name="T60">Startup</text:span><text:span text:style-name="T59"> injeta todas as </text:span><text:span text:style-name="T61">templates</text:span><text:span text:style-name="T59"> que foram guardadas </text:span><text:span text:style-name="T56">pelo </text:span><text:span text:style-name="T57">TemplateCompiler</text:span><text:span text:style-name="T56"> na mesma, no final do </text:span><text:span text:style-name="T57">DOM</text:span><text:span text:style-name="T56">.</text:span></text:p>
              </text:list-item>
              <text:list-item>
                <text:p><text:span text:style-name="T56">Por fim, adiciona a um dicionário presente no respetivo componente, composto pelo nome da propriedade como </text:span><text:span text:style-name="T58">Key</text:span><text:span text:style-name="T56"> e como valor uma função </text:span><text:span text:style-name="T58">callback</text:span><text:span text:style-name="T56"> contendo a lógica de atualização da </text:span><text:span text:style-name="T57">View</text:span><text:span text:style-name="T56">, a qual é chamada pelo componente quando existe uma alteração nessa propriedade, encontrando e por sua vez compilando o conteudo da </text:span><text:span text:style-name="T62">template</text:span><text:span text:style-name="T56"> anteriormente injetada no </text:span><text:span text:style-name="T57">DOM</text:span><text:span text:style-name="T56">.</text:span></text:p>
              </text:list-item>
            </text:list>
          </draw:text-box>
        </draw:frame>
        <draw:frame presentation:style-name="pr10" draw:text-style-name="P27" draw:layer="layout" svg:width="7.366cm" svg:height="10.668cm" svg:x="8.636cm" svg:y="4.572cm" presentation:class="outline" presentation:user-transformed="true">
          <draw:text-box>
            <text:p text:style-name="P21"><text:span text:style-name="T63">Exemplo do HTML compilado:</text:span></text:p>
            <text:p text:style-name="P21"><text:span text:style-name="T63"/></text:p>
            <text:p text:style-name="P21"><text:span text:style-name="T63">HTML:</text:span></text:p>
            <text:p text:style-name="P21"><text:span text:style-name="T64">&lt;div class="container"&gt;</text:span></text:p>
            <text:p text:style-name="P21"><text:span text:style-name="T64"><text:s text:c="2"/></text:span><text:span text:style-name="T64">&lt;ul&gt; </text:span></text:p>
            <text:p text:style-name="P21"><text:span text:style-name="T64"><text:s text:c="4"/></text:span><text:span text:style-name="T64">&lt;span</text:span></text:p>
            <text:p text:style-name="P21"><text:span text:style-name="T64"><text:s text:c="6"/></text:span><text:span text:style-name="T65">data-component=”app-test”</text:span></text:p>
            <text:p text:style-name="P21"><text:span text:style-name="T65"><text:s text:c="6"/></text:span><text:span text:style-name="T65">data-binding=”myName”</text:span><text:span text:style-name="T64">&gt;</text:span></text:p>
            <text:p text:style-name="P21"><text:span text:style-name="T64"><text:s text:c="6"/></text:span><text:span text:style-name="T64">&lt;li&gt; Study &lt;/li&gt;</text:span></text:p>
            <text:p text:style-name="P21"><text:span text:style-name="T64"><text:s text:c="6"/></text:span><text:span text:style-name="T64">(...)</text:span></text:p>
            <text:p text:style-name="P21"><text:span text:style-name="T64"><text:s text:c="4"/></text:span><text:span text:style-name="T64">&lt;/span&gt;</text:span></text:p>
            <text:p text:style-name="P21"><text:span text:style-name="T64"><text:s text:c="2"/></text:span><text:span text:style-name="T64">&lt;/ul&gt;</text:span></text:p>
            <text:p text:style-name="P21"><text:span text:style-name="T64">&lt;/div&gt;</text:span></text:p>
            <text:p text:style-name="P21"><text:span text:style-name="T64"/></text:p>
            <text:p text:style-name="P21"><text:span text:style-name="T63">TEMPLATE:</text:span></text:p>
            <text:p text:style-name="P21"><text:span text:style-name="T66">&lt;template</text:span></text:p>
            <text:p text:style-name="P21"><text:span text:style-name="T66"><text:s text:c="2"/></text:span><text:span text:style-name="T67">data-component="app-nameList"</text:span></text:p>
            <text:p text:style-name="P21"><text:span text:style-name="T67"><text:s text:c="2"/></text:span><text:span text:style-name="T67">data-binding="todoItems"</text:span></text:p>
            <text:p text:style-name="P21"><text:span text:style-name="T67"><text:s text:c="2"/></text:span><text:span text:style-name="T67">data-token="for"</text:span><text:span text:style-name="T66">&gt;</text:span></text:p>
            <text:p text:style-name="P18"><text:span text:style-name="T67"><text:s text:c="4"/></text:span><text:span text:style-name="T66">&lt;_for let="todoItem of state.todoItems"&gt;</text:span></text:p>
            <text:p text:style-name="P18"><text:span text:style-name="T66"><text:s text:c="6"/></text:span><text:span text:style-name="T66">&lt;li&gt; &lt;_&gt; todoItem &lt;/_&gt; &lt;/li&gt;</text:span></text:p>
            <text:p text:style-name="P21"><text:span text:style-name="T66"><text:s text:c="4"/></text:span><text:span text:style-name="T66">&lt;/_for&gt;</text:span></text:p>
            <text:p text:style-name="P21"><text:span text:style-name="T66">&lt;/template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2.629cm" svg:x="1.4cm" svg:y="0.628cm" presentation:class="title" presentation:user-transformed="true">
          <draw:text-box>
            <text:p text:style-name="P28">Chamar um método do componente<text:line-break/>depois de eventos do DOM</text:p>
          </draw:text-box>
        </draw:frame>
        <draw:frame presentation:style-name="pr4" draw:text-style-name="P30" draw:layer="layout" svg:width="11.176cm" svg:height="11.42cm" svg:x="0.508cm" svg:y="3.81cm" presentation:class="outline" presentation:user-transformed="true">
          <draw:text-box>
            <text:p text:style-name="P29"><text:span text:style-name="T31">Exemplo:</text:span></text:p>
            <text:p text:style-name="P29"><text:span text:style-name="T68"/></text:p>
            <text:p text:style-name="P29"><text:span text:style-name="T35">const testTemplate = `</text:span></text:p>
            <text:p text:style-name="P29"><text:span text:style-name="T35">&lt;div class="container"&gt;</text:span></text:p>
            <text:p text:style-name="P29"><text:span text:style-name="T35"/></text:p>
            <text:p text:style-name="P29"><text:span text:style-name="T35"><text:s text:c="4"/></text:span><text:span text:style-name="T35">&lt;button </text:span><text:span text:style-name="T34">(click)="addItem()"</text:span></text:p>
            <text:p text:style-name="P29"><text:span text:style-name="T35"><text:s text:c="12"/></text:span><text:span text:style-name="T35">class="btn btn-success" type="button"&gt;</text:span></text:p>
            <text:p text:style-name="P29"><text:span text:style-name="T35"><text:s text:c="8"/></text:span><text:span text:style-name="T35">Add Item</text:span></text:p>
            <text:p text:style-name="P29"><text:span text:style-name="T35"><text:s text:c="4"/></text:span><text:span text:style-name="T35">&lt;/button&gt;</text:span></text:p>
            <text:p text:style-name="P29"><text:span text:style-name="T35"/></text:p>
            <text:p text:style-name="P29"><text:span text:style-name="T35">&lt;/div&gt;</text:span></text:p>
            <text:p text:style-name="P29"><text:span text:style-name="T35">`;</text:span></text:p>
            <text:p text:style-name="P29"><text:span text:style-name="T35"/></text:p>
            <text:p text:style-name="P29"><text:span text:style-name="T69">class </text:span><text:span text:style-name="T35">testComponent extends Component {</text:span></text:p>
            <text:p text:style-name="P29"><text:span text:style-name="T35"/></text:p>
            <text:p text:style-name="P29"><text:span text:style-name="T35"><text:s text:c="2"/></text:span><text:span text:style-name="T35">constructor() {</text:span></text:p>
            <text:p text:style-name="P29"><text:span text:style-name="T69"><text:s text:c="4"/></text:span><text:span text:style-name="T69">super( 'app-todoList', </text:span><text:span text:style-name="T35">testTemplate, [''] );</text:span></text:p>
            <text:p text:style-name="P29"><text:span text:style-name="T35"><text:s text:c="2"/></text:span><text:span text:style-name="T35">}</text:span></text:p>
            <text:p text:style-name="P29"><text:span text:style-name="T35"/></text:p>
            <text:p text:style-name="P29"><text:span text:style-name="T35"><text:s/></text:span><text:span text:style-name="T34"><text:s/></text:span><text:span text:style-name="T34">addItem()</text:span><text:span text:style-name="T35"> {</text:span></text:p>
            <text:p text:style-name="P29"><text:span text:style-name="T35"><text:s text:c="4"/></text:span><text:span text:style-name="T35">console.log( 'Someone called me!' );</text:span></text:p>
            <text:p text:style-name="P29"><text:span text:style-name="T35"><text:s text:c="2"/></text:span><text:span text:style-name="T35">}</text:span></text:p>
            <text:p text:style-name="P29"><text:span text:style-name="T35"/></text:p>
            <text:p text:style-name="P29"><text:span text:style-name="T35">}</text:span></text:p>
          </draw:text-box>
        </draw:frame>
        <draw:frame presentation:style-name="pr4" draw:text-style-name="P33" draw:layer="layout" svg:width="16.256cm" svg:height="9.134cm" svg:x="10.668cm" svg:y="4.97cm" presentation:class="outline" presentation:user-transformed="true">
          <draw:text-box>
            <text:list text:style-name="L2">
              <text:list-item>
                <text:p text:style-name="P31"><text:span text:style-name="T70">Ao encontrar o </text:span><text:span text:style-name="T71">token</text:span><text:span text:style-name="T70"> de eventos – (nomeEvento) – a classe </text:span><text:span text:style-name="T72">TemplateCompiler</text:span><text:span text:style-name="T70"> guarda no componente um objeto informações:</text:span></text:p>
                <text:list>
                  <text:list-item>
                    <text:p text:style-name="P32"><text:span text:style-name="T70">Nome do evento (e.g: “click”).</text:span></text:p>
                  </text:list-item>
                  <text:list-item>
                    <text:p text:style-name="P32"><text:span text:style-name="T70">Nome do método a ser chamado.</text:span></text:p>
                  </text:list-item>
                  <text:list-item>
                    <text:p text:style-name="P32"><text:span text:style-name="T70">Um identificador único.</text:span></text:p>
                  </text:list-item>
                </text:list>
              </text:list-item>
              <text:list-item>
                <text:p text:style-name="P31"><text:span text:style-name="T70">O compilador adiciona uma propriedade </text:span><text:span text:style-name="T71">dataset</text:span><text:span text:style-name="T70"> ao elemento original com o identificador único e o nome do método a chamar.</text:span></text:p>
                <text:p text:style-name="P31"><text:span text:style-name="T70">E.g: </text:span><text:span text:style-name="T73">data-eventmethodcall="K0na51" data-eventmethodname="addItem"</text:span></text:p>
              </text:list-item>
              <text:list-item>
                <text:p text:style-name="P31"><text:span text:style-name="T70">Depois da compilação do </text:span><text:span text:style-name="T72">HTML</text:span><text:span text:style-name="T70"> inicial, a starup adiciona um </text:span><text:span text:style-name="T71">eventListener</text:span><text:span text:style-name="T70"> ao evento desejado, no elemento que é identificado no objeto criado anteriormente, com um </text:span><text:span text:style-name="T71">callback</text:span><text:span text:style-name="T70"> que chama esse métod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1-15T16:21:13.452000000</dc:date>
    <meta:editing-duration>PT3H9M54S</meta:editing-duration>
    <meta:editing-cycles>155</meta:editing-cycles>
    <meta:document-statistic meta:object-count="92"/>
  </office:meta>
</office:document-meta>
</file>